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Heading_20_1">
      <style:paragraph-properties fo:text-align="start" style:justify-single-word="false"/>
    </style:style>
    <style:style style:name="P3" style:family="paragraph" style:parent-style-name="Heading_20_2">
      <style:paragraph-properties fo:text-align="start" style:justify-single-word="false"/>
    </style:style>
    <style:style style:name="P4" style:family="paragraph" style:parent-style-name="Heading_20_3">
      <style:paragraph-properties fo:text-align="start" style:justify-single-word="false"/>
    </style:style>
    <style:style style:name="P5" style:family="paragraph" style:parent-style-name="Quotations">
      <style:text-properties style:text-line-through-style="none" style:text-line-through-type="none" fo:font-style="italic" fo:font-weight="normal" style:font-style-asian="italic" style:font-weight-asian="normal" style:font-style-complex="italic" style:font-weight-complex="normal"/>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T1" style:family="text">
      <style:text-properties officeooo:rsid="00036020"/>
    </style:style>
    <style:style style:name="T2" style:family="text">
      <style:text-properties style:font-name="Liberation Mono" fo:font-size="10pt" officeooo:rsid="00036020" style:font-name-asian="Noto Sans Mono CJK SC" style:font-size-asian="10pt" style:font-name-complex="Liberation Mono" style:font-size-complex="10pt"/>
    </style:style>
    <style:style style:name="T3" style:family="text">
      <style:text-properties style:font-name="Liberation Mono" fo:font-size="10pt" officeooo:rsid="000474fb" style:font-name-asian="Noto Sans Mono CJK SC" style:font-size-asian="10pt" style:font-name-complex="Liberation Mono" style:font-size-complex="10pt"/>
    </style:style>
    <style:style style:name="T4" style:family="text">
      <style:text-properties style:font-name="Liberation Mono" fo:font-size="10pt" officeooo:rsid="00052b13" style:font-name-asian="Noto Sans Mono CJK SC" style:font-size-asian="10pt" style:font-name-complex="Liberation Mono" style:font-size-complex="10pt"/>
    </style:style>
    <style:style style:name="T5" style:family="text">
      <style:text-properties style:font-name="Liberation Mono" fo:font-size="10pt" officeooo:rsid="0006b80d" style:font-name-asian="Noto Sans Mono CJK SC" style:font-size-asian="10pt" style:font-name-complex="Liberation Mono" style:font-size-complex="10pt"/>
    </style:style>
    <style:style style:name="T6" style:family="text">
      <style:text-properties style:font-name="Liberation Mono" fo:font-size="10pt" officeooo:rsid="00086ead" style:font-name-asian="Noto Sans Mono CJK SC" style:font-size-asian="10pt" style:font-name-complex="Liberation Mono" style:font-size-complex="10pt"/>
    </style:style>
    <style:style style:name="T7" style:family="text">
      <style:text-properties style:font-name="Liberation Mono" fo:font-size="10pt" officeooo:rsid="00097431" style:font-name-asian="Noto Sans Mono CJK SC" style:font-size-asian="10pt" style:font-name-complex="Liberation Mono" style:font-size-complex="10pt"/>
    </style:style>
    <style:style style:name="T8" style:family="text">
      <style:text-properties style:font-name="Liberation Mono" fo:font-size="10pt" officeooo:rsid="000b343c" style:font-name-asian="Noto Sans Mono CJK SC" style:font-size-asian="10pt" style:font-name-complex="Liberation Mono" style:font-size-complex="10pt"/>
    </style:style>
    <style:style style:name="T9" style:family="text">
      <style:text-properties style:font-name="Liberation Mono" fo:font-size="10pt" officeooo:rsid="0010e097" style:font-name-asian="Noto Sans Mono CJK SC" style:font-size-asian="10pt" style:font-name-complex="Liberation Mono" style:font-size-complex="10pt"/>
    </style:style>
    <style:style style:name="T10" style:family="text">
      <style:text-properties style:font-name="Liberation Mono" fo:font-size="10pt" officeooo:rsid="0016a670" style:font-name-asian="Noto Sans Mono CJK SC" style:font-size-asian="10pt" style:font-name-complex="Liberation Mono" style:font-size-complex="10pt"/>
    </style:style>
    <style:style style:name="T11" style:family="text">
      <style:text-properties style:font-name="Liberation Mono" fo:font-size="10pt" officeooo:rsid="00181950" style:font-name-asian="Noto Sans Mono CJK SC" style:font-size-asian="10pt" style:font-name-complex="Liberation Mono" style:font-size-complex="10pt"/>
    </style:style>
    <style:style style:name="T12" style:family="text">
      <style:text-properties style:font-name="Liberation Mono" fo:font-size="10pt" officeooo:rsid="001d3477" style:font-name-asian="Noto Sans Mono CJK SC" style:font-size-asian="10pt" style:font-name-complex="Liberation Mono" style:font-size-complex="10pt"/>
    </style:style>
    <style:style style:name="T13" style:family="text">
      <style:text-properties style:font-name="Liberation Mono" fo:font-size="10pt" officeooo:rsid="00252720" style:font-name-asian="Noto Sans Mono CJK SC" style:font-size-asian="10pt" style:font-name-complex="Liberation Mono" style:font-size-complex="10pt"/>
    </style:style>
    <style:style style:name="T14" style:family="text">
      <style:text-properties style:font-name="Liberation Mono" fo:font-size="10pt" officeooo:rsid="0028bc14" style:font-name-asian="Noto Sans Mono CJK SC" style:font-size-asian="10pt" style:font-name-complex="Liberation Mono" style:font-size-complex="10pt"/>
    </style:style>
    <style:style style:name="T15" style:family="text">
      <style:text-properties style:font-name="Liberation Mono" fo:font-size="10pt" officeooo:rsid="002d016f" style:font-name-asian="Noto Sans Mono CJK SC" style:font-size-asian="10pt" style:font-name-complex="Liberation Mono" style:font-size-complex="10pt"/>
    </style:style>
    <style:style style:name="T16" style:family="text">
      <style:text-properties style:font-name="Liberation Mono" fo:font-size="10pt" fo:language="en" fo:country="GB" officeooo:rsid="002e44bd" style:font-name-asian="Noto Sans Mono CJK SC" style:font-size-asian="10pt" style:font-name-complex="Liberation Mono" style:font-size-complex="10pt"/>
    </style:style>
    <style:style style:name="T17" style:family="text">
      <style:text-properties officeooo:rsid="000474fb"/>
    </style:style>
    <style:style style:name="T18" style:family="text">
      <style:text-properties officeooo:rsid="0004d9fb"/>
    </style:style>
    <style:style style:name="T19" style:family="text">
      <style:text-properties officeooo:rsid="0004f333"/>
    </style:style>
    <style:style style:name="T20" style:family="text">
      <style:text-properties officeooo:rsid="00052b13"/>
    </style:style>
    <style:style style:name="T21" style:family="text">
      <style:text-properties officeooo:rsid="00055c49"/>
    </style:style>
    <style:style style:name="T22" style:family="text">
      <style:text-properties officeooo:rsid="00059159"/>
    </style:style>
    <style:style style:name="T23" style:family="text">
      <style:text-properties officeooo:rsid="0006b80d"/>
    </style:style>
    <style:style style:name="T24" style:family="text">
      <style:text-properties officeooo:rsid="00086ead"/>
    </style:style>
    <style:style style:name="T25" style:family="text">
      <style:text-properties officeooo:rsid="00097431"/>
    </style:style>
    <style:style style:name="T26" style:family="text">
      <style:text-properties officeooo:rsid="000a32a2"/>
    </style:style>
    <style:style style:name="T27" style:family="text">
      <style:text-properties officeooo:rsid="000b343c"/>
    </style:style>
    <style:style style:name="T28" style:family="text">
      <style:text-properties officeooo:rsid="000cd8f5"/>
    </style:style>
    <style:style style:name="T29" style:family="text">
      <style:text-properties officeooo:rsid="000e4ebe"/>
    </style:style>
    <style:style style:name="T30" style:family="text">
      <style:text-properties officeooo:rsid="0010a928"/>
    </style:style>
    <style:style style:name="T31" style:family="text">
      <style:text-properties officeooo:rsid="0010e097"/>
    </style:style>
    <style:style style:name="T32" style:family="text">
      <style:text-properties officeooo:rsid="0011b85d"/>
    </style:style>
    <style:style style:name="T33" style:family="text">
      <style:text-properties officeooo:rsid="0012d7e7"/>
    </style:style>
    <style:style style:name="T34" style:family="text">
      <style:text-properties fo:language="en" fo:country="GB"/>
    </style:style>
    <style:style style:name="T35" style:family="text">
      <style:text-properties fo:language="en" fo:country="GB" officeooo:rsid="002e44bd"/>
    </style:style>
    <style:style style:name="T36" style:family="text">
      <style:text-properties fo:language="en" fo:country="GB" officeooo:rsid="002ee85a"/>
    </style:style>
    <style:style style:name="T37" style:family="text">
      <style:text-properties fo:language="en" fo:country="GB" officeooo:rsid="00300cd4"/>
    </style:style>
    <style:style style:name="T38" style:family="text">
      <style:text-properties officeooo:rsid="0014ec9a"/>
    </style:style>
    <style:style style:name="T39" style:family="text">
      <style:text-properties officeooo:rsid="0016a670"/>
    </style:style>
    <style:style style:name="T40" style:family="text">
      <style:text-properties officeooo:rsid="00181950"/>
    </style:style>
    <style:style style:name="T41" style:family="text">
      <style:text-properties officeooo:rsid="00186d0f"/>
    </style:style>
    <style:style style:name="T42" style:family="text">
      <style:text-properties officeooo:rsid="00188cb8"/>
    </style:style>
    <style:style style:name="T43" style:family="text">
      <style:text-properties officeooo:rsid="001a7cb2"/>
    </style:style>
    <style:style style:name="T44" style:family="text">
      <style:text-properties officeooo:rsid="001c02b5"/>
    </style:style>
    <style:style style:name="T45" style:family="text">
      <style:text-properties officeooo:rsid="001c522e"/>
    </style:style>
    <style:style style:name="T46" style:family="text">
      <style:text-properties officeooo:rsid="001f74c2"/>
    </style:style>
    <style:style style:name="T47" style:family="text">
      <style:text-properties officeooo:rsid="00225122"/>
    </style:style>
    <style:style style:name="T48" style:family="text">
      <style:text-properties officeooo:rsid="002348fd"/>
    </style:style>
    <style:style style:name="T49" style:family="text">
      <style:text-properties officeooo:rsid="00252720"/>
    </style:style>
    <style:style style:name="T50" style:family="text">
      <style:text-properties officeooo:rsid="00268b10"/>
    </style:style>
    <style:style style:name="T51" style:family="text">
      <style:text-properties officeooo:rsid="00275ae3"/>
    </style:style>
    <style:style style:name="T52" style:family="text">
      <style:text-properties officeooo:rsid="0028bc14"/>
    </style:style>
    <style:style style:name="T53" style:family="text">
      <style:text-properties officeooo:rsid="002abdf7"/>
    </style:style>
    <style:style style:name="T54" style:family="text">
      <style:text-properties officeooo:rsid="002b5057"/>
    </style:style>
    <style:style style:name="T55" style:family="text">
      <style:text-properties officeooo:rsid="002cd106"/>
    </style:style>
    <style:style style:name="T56" style:family="text">
      <style:text-properties officeooo:rsid="002e44bd"/>
    </style:style>
    <style:style style:name="T57" style:family="text">
      <style:text-properties officeooo:rsid="0033a38c"/>
    </style:style>
    <style:style style:name="T58" style:family="text">
      <style:text-properties fo:font-style="italic" style:font-style-asian="italic" style:font-style-complex="italic"/>
    </style:style>
    <style:style style:name="T59"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art 0 (Set up)</text:p>
      <text:p text:style-name="P1"/>
      <text:h text:style-name="P2" text:outline-level="1">Part 0 (Set up)</text:h>
      <text:h text:style-name="P3" text:outline-level="2">Objective</text:h>
      <text:list xml:id="list75107247" text:style-name="L1">
        <text:list-item>
          <text:p text:style-name="P6">overview</text:p>
        </text:list-item>
        <text:list-item>
          <text:p text:style-name="P6">c++ command line interface basics</text:p>
        </text:list-item>
        <text:list-item>
          <text:p text:style-name="P6">c++ environment setup (compiler and text editor)</text:p>
        </text:list-item>
        <text:list-item>
          <text:p text:style-name="P6">c++ hello world program (how to compile and run code)</text:p>
        </text:list-item>
      </text:list>
      <text:p text:style-name="P1"/>
      <text:h text:style-name="P3" text:outline-level="2">Goal</text:h>
      <text:list xml:id="list2714519780" text:style-name="L2">
        <text:list-item>
          <text:p text:style-name="P7">Know what, programming, source code, text editor, compiler, c++ is</text:p>
        </text:list-item>
        <text:list-item>
          <text:p text:style-name="P7"><text:span text:style-name="T57">G</text:span>et comfortable on the terminal, capable of <text:span text:style-name="T2">Creating, Reading, Updating and Deleting</text:span> folders and files</text:p>
        </text:list-item>
        <text:list-item>
          <text:p text:style-name="P7"><text:span text:style-name="T57">D</text:span>ownload, install and set up a c++ compiler</text:p>
        </text:list-item>
        <text:list-item>
          <text:p text:style-name="P7"><text:span text:style-name="T57">C</text:span>ompile and execute the first program in c++</text:p>
        </text:list-item>
      </text:list>
      <text:p text:style-name="P1"/>
      <text:p text:style-name="P1"/>
      <text:h text:style-name="P3" text:outline-level="2">Overview</text:h>
      <text:p text:style-name="P1">This is a book that introduces programming concepts, using c++ as the means of communicating these great ideas to the computer. It will aid you in teaching yourself programming in c++ and also learning about computer programming and software engineering. I will try as much as I can to do away with unnecessary <text:span text:style-name="T1">jargon</text:span> and if I can not, I will try and paint it differently. This is my sole contribution to FOSS and the little guide I would use to teach anyone programming. This material stands to be questions anyway.</text:p>
      <text:p text:style-name="P1"/>
      <text:p text:style-name="P1">At the end of sequentially, chapter after chapter, reading this material and practicing with the projects, I believe that, at least, one would be kind of able, mentally and technically, write decent analyze problems, design and code a solution in c++. This material does not really require any prerequisite as such, though willing to learn and understand the hard way will be necessary and any <text:span text:style-name="T18">prior</text:span> knowledge is a plus.</text:p>
      <text:p text:style-name="P1"><text:soft-page-break/></text:p>
      <text:p text:style-name="P1">So, what is c++? What is programming? Why should one learn to program? and why c++? Well, I shall leave you to answer those questions yourself, refer to [cpp <text:s/><text:span text:style-name="T1">Wikipedia</text:span>][wiki-cpp].</text:p>
      <text:p text:style-name="P1"/>
      <text:p text:style-name="P1"><text:span text:style-name="T3">We</text:span> can create a lot of <text:span text:style-name="T17">software</text:span> just in <text:span text:style-name="T17">C</text:span>++, and such examples are compilers and interpreters, text editors and IDE’s, databases and database management systems, programming languages, machine learning and <text:span text:style-name="T17">AI</text:span> systems, fast algorithms and efficient data structures and a whole lot but first you have to know some <text:span text:style-name="T17">C</text:span>++ and more <text:span text:style-name="T17">C</text:span>++ and other tools.</text:p>
      <text:p text:style-name="P1"/>
      <text:p text:style-name="P1"/>
      <text:h text:style-name="P3" text:outline-level="2">C++ Command Line Interface Basics</text:h>
      <text:p text:style-name="P1">Well, I said no prerequisites because, I shall be filling in some of these holes and I shall direct you to a resource to learn more. Is that not awesome? Go to your applications and search for Terminal. I am using <text:span text:style-name="T18">Ubuntu</text:span>, and Ctrl + T, pops up my terminal. Terminal is the same as the shell and <text:span text:style-name="T18">command-line.</text:span> For Window users, perhaps, using <text:span text:style-name="T18">power-shell</text:span> or downloading bash (my terminal is bash) will do but try <text:span text:style-name="T18">power-shell</text:span> in administrator mode <text:span text:style-name="T18">first</text:span>.</text:p>
      <text:p text:style-name="P1"/>
      <text:p text:style-name="P1">All that I want you to learn here is, how to create, read, update and delete, folders and files and their contents. This is very simple actually, because it is the first thing most <text:span text:style-name="T19">command-line</text:span>/terminal based tutorials teach. In fact you must know how to use the terminal, it will save you. Just know when it is appropriate to use the terminal. </text:p>
      <text:p text:style-name="P1"/>
      <text:p text:style-name="P1"/>
      <text:h text:style-name="P4" text:outline-level="3"><text:span text:style-name="T19">CRUD </text:span>Directories</text:h>
      <text:p text:style-name="P1"/>
      <text:p text:style-name="P1">When you open the terminal, by default, it will open in the directory (folder) - home of the current user. This is how mine looks like,</text:p>
      <text:p text:style-name="P1"/>
      <text:p text:style-name="P1">otumian@bitwised-monkey:~/</text:p>
      <text:p text:style-name="P1"/>
      <text:p text:style-name="P1"/>
      <text:p text:style-name="P1">and when <text:span text:style-name="T20">I</text:span> enter the command, pwd, I see, /home/otumian, which tells me where I am in the terminal currently. pwd - means, current working directory.</text:p>
      <text:p text:style-name="P1"><text:soft-page-break/></text:p>
      <text:p text:style-name="P1"><text:span text:style-name="T20">E</text:span>nter the command, mkdir, followed by a directory name, <text:span text:style-name="T20">example</text:span><text:span text:style-name="T4">,</text:span> code and this will create a folder in the current working directory called code.</text:p>
      <text:p text:style-name="P1"/>
      <text:p text:style-name="P1">Example,</text:p>
      <text:p text:style-name="P5">mkdir code</text:p>
      <text:p text:style-name="P5">mkdir shoes</text:p>
      <text:p text:style-name="P1"/>
      <text:p text:style-name="P1"/>
      <text:p text:style-name="P1"><text:span text:style-name="T20">Y</text:span>ou can create multiple directories at a go by just spacing out the name of the folders as in, mkdir code shoes horses.</text:p>
      <text:p text:style-name="P1"/>
      <text:p text:style-name="P1">If the name of <text:span text:style-name="T20">your</text:span> directory has space in it, it will be better you put the name of the <text:span text:style-name="T20">directory</text:span> into quotes, as in, mkdir "cpp codes", <text:span text:style-name="T20">else mkdir cpp codes, will create cpp and codes as folders.</text:span></text:p>
      <text:p text:style-name="P1"/>
      <text:p text:style-name="P1">If you <text:span text:style-name="T20">remember</text:span> the earlier command, pwd, which tells what the current directory is? <text:span text:style-name="T20">W</text:span>hen you enter pwd right now, it tells that you are not in any of the directories you may have just created but rather tells of the directory of the current user.</text:p>
      <text:p text:style-name="P1"/>
      <text:p text:style-name="P1"><text:span text:style-name="T21">U</text:span>se the command, ls, to see whats in the current working directory. This is what I see when I do, ls <text:span text:style-name="T20">in my terminal</text:span>.</text:p>
      <text:p text:style-name="P1"/>
      <text:p text:style-name="P1"><text:s/>code <text:s text:c="8"/>Downloads <text:s text:c="10"/>Public <text:s text:c="5"/>Videos</text:p>
      <text:p text:style-name="P1">'cpp codes' <text:s text:c="2"/>Music <text:s text:c="14"/>shoes <text:s text:c="6"/>Visual_Paradigm_CE_16.1</text:p>
      <text:p text:style-name="P1"><text:s/>Desktop <text:s text:c="5"/>package-lock.json <text:s text:c="2"/>snap <text:s text:c="7"/>WorkStation</text:p>
      <text:p text:style-name="P1"><text:s/>Documents <text:s text:c="3"/>Pictures <text:s text:c="11"/>Templates <text:s text:c="2"/>yEd</text:p>
      <text:p text:style-name="P1"/>
      <text:p text:style-name="P1"/>
      <text:p text:style-name="P1"><text:span text:style-name="T21">T</text:span>he ls command with the -a flag, displays what is in the current directory including <text:span text:style-name="T21">hidden</text:span> files. This is what I see when do, ls -a.</text:p>
      <text:p text:style-name="P1"/>
      <text:p text:style-name="P1"><text:soft-page-break/>. <text:s text:c="16"/>.grip <text:s text:c="14"/>shoes</text:p>
      <text:p text:style-name="P1"><text:s/>.. <text:s text:c="15"/>.hello.py.swp <text:s text:c="6"/>snap</text:p>
      <text:p text:style-name="P1"><text:s/>.audacity-data <text:s text:c="3"/>.install4j <text:s text:c="9"/>.ssh</text:p>
      <text:p text:style-name="P1"><text:s/>.bash_history <text:s text:c="4"/>.java <text:s text:c="14"/>.ssr</text:p>
      <text:p text:style-name="P1"><text:s/>.bash_logout <text:s text:c="5"/>.local <text:s text:c="13"/>.sudo_as_admin_successful</text:p>
      <text:p text:style-name="P1"><text:s/>.bashrc <text:s text:c="10"/>.mozilla <text:s text:c="11"/>.swp</text:p>
      <text:p text:style-name="P1"><text:s/>.cache <text:s text:c="11"/>Music <text:s text:c="14"/>Templates</text:p>
      <text:p text:style-name="P1"><text:s/>code <text:s text:c="13"/>.npm <text:s text:c="15"/>.thunderbird</text:p>
      <text:p text:style-name="P1"><text:s/>.config <text:s text:c="10"/>package-lock.json <text:s text:c="2"/>.tooling</text:p>
      <text:p text:style-name="P1">'cpp codes' <text:s text:c="7"/>Pictures <text:s text:c="11"/>Videos</text:p>
      <text:p text:style-name="P1"><text:s/>Desktop <text:s text:c="10"/>.pki <text:s text:c="15"/>Visual_Paradigm_CE_16.1</text:p>
      <text:p text:style-name="P1"><text:s/>Documents <text:s text:c="8"/>.profile <text:s text:c="11"/>.vscode</text:p>
      <text:p text:style-name="P1"><text:s/>Downloads <text:s text:c="8"/>Public <text:s text:c="13"/>.wget-hsts</text:p>
      <text:p text:style-name="P1"><text:s/>.falcon <text:s text:c="10"/>.pylint.d <text:s text:c="10"/>WorkStation</text:p>
      <text:p text:style-name="P1"><text:s/>.gforth-history <text:s text:c="2"/>.python_history <text:s text:c="4"/>.yEd</text:p>
      <text:p text:style-name="P1"><text:s/>.gitconfig <text:s text:c="7"/>.sample.py.swp <text:s text:c="5"/>yEd</text:p>
      <text:p text:style-name="P1"><text:s/>.gnupg <text:s text:c="11"/>.selected_editor</text:p>
      <text:p text:style-name="P1"/>
      <text:p text:style-name="P1"/>
      <text:p text:style-name="P1"/>
      <text:p text:style-name="P1">All those starting with dot, ., are hidden files or directory. <text:span text:style-name="T21">C</text:span>ompare the output of the ls <text:s/><text:span text:style-name="T21">and ls -a </text:span>command. There is <text:span text:style-name="T22">also, </text:span>a . and .. (single and double dot) which represents the current directory and the parent directory of the current directory, the double dot is sometimes said to be the previous directory.</text:p>
      <text:p text:style-name="P1"/>
      <text:p text:style-name="P1">So <text:span text:style-name="T22">the command, </text:span>ls, <text:span text:style-name="T22">will output </text:span>the same <text:span text:style-name="T22">result </text:span>as ls . <text:span text:style-name="T22">(ls dot).</text:span></text:p>
      <text:p text:style-name="P1"/>
      <text:p text:style-name="P1">To see what is in a directory, in the current working directory, use the ls command followed by the name of the directory. You can also do this for multiple directories.</text:p>
      <text:p text:style-name="P1"/>
      <text:p text:style-name="P1">Example:</text:p>
      <text:p text:style-name="P1">ls code/</text:p>
      <text:p text:style-name="P1"><text:soft-page-break/></text:p>
      <text:p text:style-name="P1"/>
      <text:p text:style-name="P1">So far we have been able to create and read what <text:span text:style-name="T23">i</text:span>s in a directory. It is about time we change into a different directory. I created the code directory and now I want to move into or change the current working directory (in)to code directory. This is done using the cd command followed by the name of the directory, as in, cd code/. So now if I enter the pwd command, I will have, /home/otumian/code, displayed, which means that I am currently in the code directory.</text:p>
      <text:p text:style-name="P1"/>
      <text:p text:style-name="P1">To go back to the parent directory of code or the previous directory I was in, I <text:span text:style-name="T23">woul</text:span>d do, cd followed by double dots with no space between the dots, as in <text:s/>cd .. .</text:p>
      <text:p text:style-name="P1"><text:span text:style-name="T23">T</text:span>he pwd commad will display, /home/otumian</text:p>
      <text:p text:style-name="P1"/>
      <text:p text:style-name="P1">If you have been entering the commands as I had, then you'd notices that the terminal is now cluttered with commands and outputs. Enter the clear command to clear the terminal.</text:p>
      <text:p text:style-name="P1"/>
      <text:p text:style-name="P1">So far I <text:span text:style-name="T5">have</text:span> created, code, shoes and "cpp code" as directories in the current working directory. So now lets move code and shoes into "cpp codes" and we can easily do that, using the mv command followed by the directory then the destination directory. Basically something like, mv this_directory that_directory, which you may read as move this_directory into that_directory. Generally, we have it has, mv target destination.</text:p>
      <text:p text:style-name="P1"/>
      <text:p text:style-name="P1">Now <text:span text:style-name="T5">should</text:span> move code <text:span text:style-name="T23">directory</text:span> into "cpp codes". <text:span text:style-name="T24">Enter the command, </text:span>mv code "cpp code", then follow this with the ls command. This is what I see after the ls command.</text:p>
      <text:p text:style-name="P1"/>
      <text:p text:style-name="P1">'cpp codes' <text:s text:c="2"/>Music <text:s text:c="14"/>shoes <text:s text:c="6"/>Visual_Paradigm_CE_16.1</text:p>
      <text:p text:style-name="P1"><text:s/>Desktop <text:s text:c="5"/>package-lock.json <text:s text:c="2"/>snap <text:s text:c="7"/>WorkStation</text:p>
      <text:p text:style-name="P1"><text:s/>Documents <text:s text:c="3"/>Pictures <text:s text:c="11"/>Templates <text:s text:c="2"/>yEd</text:p>
      <text:p text:style-name="P1"><text:s/>Downloads <text:s text:c="3"/>Public <text:s text:c="13"/>Videos</text:p>
      <text:p text:style-name="P1"/>
      <text:p text:style-name="P1"/>
      <text:p text:style-name="P1">code directory has been moved you see. Now you should move shoes into "cpp codes".</text:p>
      <text:p text:style-name="P1"/>
      <text:p text:style-name="P1">Another you may write "cpp codes" is cpp\ code, where back slash followed by a space is the space <text:soft-page-break/>between cpp and codes.</text:p>
      <text:p text:style-name="P1"/>
      <text:p text:style-name="P1">With the same mv command, for moving directories into another, we can rename a directory. Since we have moved the code and shoes into cpp\ codes, I believe it is about time we rename "cpp codes" by removing the space. This can be done by, mv "cpp codes" cppcodes. After this command followed by the ls command, this what what my terminal displays.</text:p>
      <text:p text:style-name="P1"/>
      <text:p text:style-name="P1">cppcodes <text:s text:c="10"/>Public</text:p>
      <text:p text:style-name="P1">Desktop <text:s text:c="11"/>snap</text:p>
      <text:p text:style-name="P1">Documents <text:s text:c="9"/>Templates</text:p>
      <text:p text:style-name="P1">Downloads <text:s text:c="9"/>Videos</text:p>
      <text:p text:style-name="P1">Music <text:s text:c="13"/>Visual_Paradigm_CE_16.1</text:p>
      <text:p text:style-name="P1">package-lock.json <text:s/>WorkStation</text:p>
      <text:p text:style-name="P1">Pictures <text:s text:c="10"/>yEd</text:p>
      <text:p text:style-name="P1"/>
      <text:p text:style-name="P1"/>
      <text:p text:style-name="P1"><text:span text:style-name="T6">Now</text:span> its obvious that the directory has been renames successfully. Know that when you move a directory into another that does not exist, will rename the original directory.</text:p>
      <text:p text:style-name="P1"/>
      <text:p text:style-name="P1">So we have been working really hard and we <text:span text:style-name="T7">fear</text:span> <text:span text:style-name="T7">that </text:span>some dumb <text:span text:style-name="T7">cat</text:span>, <text:span text:style-name="T7">which</text:span> have access to <text:span text:style-name="T25">our</text:span> pc and its directories, would delete some of our directories. <text:span text:style-name="T25">S</text:span>o we want to create a backup <text:span text:style-name="T25">of </text:span>our directories. Basically what we would do is make a copy of the original, right? Well, this is simple on the <text:span text:style-name="T25">command-line.</text:span> Since we are dealing with a directory we <text:span text:style-name="T25">woul</text:span>d be interested in its contents as well right? <text:span text:style-name="T25">S</text:span>o <text:span text:style-name="T25">when </text:span>copying, <text:span text:style-name="T25">we have</text:span> to get into the internal directories, <text:span text:style-name="T25">thus </text:span>copy recursively.</text:p>
      <text:p text:style-name="P1"/>
      <text:p text:style-name="P1">We do this as, cp -r dir_name dir_dup_name or cp -r dir_name path_to_another_dir.</text:p>
      <text:p text:style-name="P1"/>
      <text:p text:style-name="P1">I will make a copy of cppcodes and call it cppcode_bkp with the command, cp -r cppcodes cppcodes_bkp, followed by ls.</text:p>
      <text:p text:style-name="P1"/>
      <text:p text:style-name="P1">cppcodes <text:s text:c="10"/>Public</text:p>
      <text:p text:style-name="P1">cppcodes_bkp <text:s text:c="6"/>snap</text:p>
      <text:p text:style-name="P1"><text:soft-page-break/>Desktop <text:s text:c="11"/>Templates</text:p>
      <text:p text:style-name="P1">Documents <text:s text:c="9"/>Videos</text:p>
      <text:p text:style-name="P1">Downloads <text:s text:c="9"/>Visual_Paradigm_CE_16.1</text:p>
      <text:p text:style-name="P1">Music <text:s text:c="13"/>WorkStation</text:p>
      <text:p text:style-name="P1">package-lock.json <text:s/>yEd</text:p>
      <text:p text:style-name="P1">Pictures</text:p>
      <text:p text:style-name="P1"/>
      <text:p text:style-name="P1"/>
      <text:p text:style-name="P1">pwd command tell me that I am in, /home/otumian, thus I <text:span text:style-name="T7">made</text:span> a copy of cppcodes into /home/otumian</text:p>
      <text:p text:style-name="P1"/>
      <text:p text:style-name="P1">What if I want to put the copy somewhere else. Create a folder called cpp and within cpp create another called codes. We <text:span text:style-name="T25">s</text:span>hall put the duplicate into the last directory created. At this moment, pwd would tell me that I am in, /home/otumian/cpp which contains code directory, after ls command. I will enter cd .. to <text:span text:style-name="T25">move </text:span>back into otumian directory then issue the duplicate or back up using the command, cp -r cppcodes cpp/codes/, <text:span text:style-name="T25">where</text:span> cpp/codes/ is the path that I want to copy the cppcodes to. After the copying command, lets verify if there has actually been a copy of cppcodes into cpp/codes by doing ls cpp/codes and this is what displays on my terminal.</text:p>
      <text:p text:style-name="P1"/>
      <text:p text:style-name="P1">Cppcodes</text:p>
      <text:p text:style-name="P1"/>
      <text:p text:style-name="P1"/>
      <text:p text:style-name="P1">What <text:span text:style-name="T26">is</text:span> the pwd? M<text:span text:style-name="T26">ine</text:span> is, /home/otumian.</text:p>
      <text:p text:style-name="P1"/>
      <text:p text:style-name="P1">I am <text:span text:style-name="T27">kind of </text:span>fed up with the creation of folders, now I want to <text:span text:style-name="T8">delete</text:span> something. Being fanatical as the <text:span text:style-name="T28">devil.</text:span> The command is simply, rmdir dir_name ..., which is remove directories, the ellipse indicates that we may remove multiple directories at a go.</text:p>
      <text:p text:style-name="P1"/>
      <text:p text:style-name="P1">Lets remove code/ directory in cppcodes/ directory.</text:p>
      <text:p text:style-name="P1"/>
      <text:p text:style-name="P1">First move into cppcodes and list (display/read) the content of cppcodes/. You should know what <text:span text:style-name="T28">or how </text:span>to do <text:span text:style-name="T28">this </text:span>by now, <text:span text:style-name="T28">using the ls command</text:span>. This is what I see in my terminal.</text:p>
      <text:p text:style-name="P1"/>
      <text:p text:style-name="P1"><text:soft-page-break/>code</text:p>
      <text:p text:style-name="P1">shoes</text:p>
      <text:p text:style-name="P1"/>
      <text:p text:style-name="P1"/>
      <text:p text:style-name="P1">Now we know code is in cppcodes, but is it empty? Check with ls command if code/ is an empty directory.</text:p>
      <text:p text:style-name="P1">By the command, <text:s/>rmdir code/, followed by ls. <text:span text:style-name="T29">I see,</text:span></text:p>
      <text:p text:style-name="P1"/>
      <text:p text:style-name="P1">shoes</text:p>
      <text:p text:style-name="P1"/>
      <text:p text:style-name="P1"/>
      <text:p text:style-name="P1">Now remove shoes as well, now cppcodes will be empty? right?</text:p>
      <text:p text:style-name="P1"/>
      <text:p text:style-name="P1"><text:span text:style-name="T30">M</text:span>ove to the previous directory or move to the parent directory or move up the directory implies, do cd .., remember? At this point I am in /home/otumian. Now there is a small problem, though I do n<text:span text:style-name="T31">o</text:span>t mind moving into a directory and delet<text:span text:style-name="T31">ing</text:span> directories and <text:span text:style-name="T9">so on, the</text:span> rmdir command deletes only empty directories. <text:span text:style-name="T31">Now what if the directory is not empty? </text:span>Try it and see, make directory fish/, and within fish/ make tuna/ or after making fish, make fish/tuna without moving into fish/. Now remove fish. What did you notices?</text:p>
      <text:p text:style-name="P1"/>
      <text:p text:style-name="P1">Well,let me show you a very simple approach but be careful.</text:p>
      <text:p text:style-name="P1"/>
      <text:p text:style-name="P1">The command, rm -r dir0/ deletes the <text:span text:style-name="T31">content</text:span> of dir0 and dir0 itself. The command, rm -r dir0/dir1/dir2/, deletes dir2 and all its content.</text:p>
      <text:p text:style-name="P1"/>
      <text:p text:style-name="P1">So let us <text:span text:style-name="T9">consider</text:span> that there is dir0 which contains dir1 and dir1 contains dir2 and dir2 contains dir3. <text:span text:style-name="T32">B</text:span>asically, something like, dir0/dir1/dir2/dir3. From the other two <text:span text:style-name="T32">commands</text:span>, it dictates that, rm -f dir_path/ <text:span text:style-name="T32">removes</text:span> the content of the last directory and the directory itself. rm -r dir0/ will delete all the content of dir0, in the reverse order, dir3, dir2, dir1 and dir0 will be removed. rm -r dir0/dir1 will remove, in the reverse order, dir3, dir2 and dir1.</text:p>
      <text:p text:style-name="P1"/>
      <text:p text:style-name="P1">I have had enough, disintegrate <text:span text:style-name="T33">you folders!</text:span></text:p>
      <text:p text:style-name="P1"/>
      <text:p text:style-name="P1"><text:soft-page-break/><text:span text:style-name="T33">With the command, </text:span>rm -r cpp cppcodes cppcodes_bkp, <text:span text:style-name="T33">I delete</text:span> all the contents of the directories and the directories it self will be removed. Yes!!</text:p>
      <text:p text:style-name="P1"/>
      <text:p text:style-name="P1">This is a gist of the commands we have learnt so far</text:p>
      <text:p text:style-name="P1"/>
      <text:p text:style-name="P1">pwd, current working directory</text:p>
      <text:p text:style-name="P1">ls, list the content of the pwd</text:p>
      <text:p text:style-name="P1">ls -a, including hidden files</text:p>
      <text:p text:style-name="P1">mkdir dir_name(s), create/make directories where the dir_name(s) is (are) the name(s) of the directory(ies)</text:p>
      <text:p text:style-name="P1">cd dir_name, change into another directory that is in the pwd</text:p>
      <text:p text:style-name="P1">cd path_to_dir, change in another that may not necessarily be in the pwd</text:p>
      <text:p text:style-name="P1">cd .., moves up the directory (to the parent directory of the pwd)</text:p>
      <text:p text:style-name="P1">ls path_to_dir, list the content of the directory at path_to_dir</text:p>
      <text:p text:style-name="P1">ls -a path_to_dir, list the content of the directory at path_to_dir, including hidden files</text:p>
      <text:p text:style-name="P1">clear, clears the screen of the terminal</text:p>
      <text:p text:style-name="P1">mv dir1 dir2, renames a directory called dir1 to dir2 in the pwd</text:p>
      <text:p text:style-name="P1">mv dir dir_path/, moves a directory called dir1 to another path but does not rename it</text:p>
      <text:p text:style-name="P1">cp -r dir another_dir_name, copies the content of dir into another_dir_name</text:p>
      <text:p text:style-name="P1">cp -r dir dir_path/, duplicate dir into another path</text:p>
      <text:p text:style-name="P1">rmdir dir(s), removes empty dir(s)</text:p>
      <text:p text:style-name="P1">rm -r dir(s), remoevs dirs and their contents</text:p>
      <text:p text:style-name="P1"/>
      <text:p text:style-name="P1"/>
      <text:p text:style-name="P1">You better take a break, it is not <text:span text:style-name="T38">necessarily</text:span> how <text:span text:style-name="T38">much</text:span> you learn by sitting for long ours - even in <text:span text:style-name="T38">c</text:span>oing (<text:span text:style-name="T38">practicing</text:span>) for exhaustive long hours can cause abnormalities in your code. !!;</text:p>
      <text:p text:style-name="P1">Try one hour study, 30 minutes or more break. Make sure you really have enough break and nap if possible.</text:p>
      <text:p text:style-name="P1"/>
      <text:p text:style-name="P1"/>
      <text:p text:style-name="P1"/>
      <text:h text:style-name="P4" text:outline-level="3"><text:soft-page-break/><text:span text:style-name="T19">CRUD </text:span>Files</text:h>
      <text:p text:style-name="P1"/>
      <text:p text:style-name="P1">Remember this, that ..., sorry I kind of forgot what I wanted to say. <text:span text:style-name="T39">I guess I wanted to define what a file is but I shall leave that to you , oh great student!</text:span></text:p>
      <text:p text:style-name="P1"/>
      <text:p text:style-name="P1">Well, we did create, read, update and delete folders and their content, now we shall move to files, the sole containers of our source codes. <text:span text:style-name="T39">The program we write is a source code.</text:span></text:p>
      <text:p text:style-name="P1"/>
      <text:p text:style-name="P1">Coding is awesome. You should know how to deal with the opening <text:span text:style-name="T39">of </text:span>the terminal by now. Open it, I have got some cool tricks to show you, you will like it, assuming you like ice <text:span text:style-name="T39">cream.</text:span></text:p>
      <text:p text:style-name="P1"/>
      <text:p text:style-name="P1"><text:span text:style-name="T10">Anyway</text:span>, let <text:span text:style-name="T39">u</text:span>s create some files.</text:p>
      <text:p text:style-name="P1"/>
      <text:p text:style-name="P1">There are several ways to create files <text:span text:style-name="T39">fr</text:span>o<text:span text:style-name="T39">m</text:span> the <text:span text:style-name="T39">terminal</text:span> and the one <text:span text:style-name="T39">we</text:span> would be using is touch, the touch command. The touch command, creates an empty file, in pwd. The name of the file or files follows after the touch command.</text:p>
      <text:p text:style-name="P1"/>
      <text:p text:style-name="P1">So my pwd says that I am in /home/otumian director<text:span text:style-name="T39">y</text:span>. <text:span text:style-name="T40">If you are not in the /home/&lt;user&gt; directory then, enter</text:span> the command, cd, and hit enter key, then followed by the pwd command. <text:span text:style-name="T11">Verify if you are in</text:span> the users directory.</text:p>
      <text:p text:style-name="P1"/>
      <text:p text:style-name="P1">Lets create a file, called, helloworld.cpp, using the command, touch helloworld.cpp. I don't know the text editors that you <text:span text:style-name="T41">have or </text:span>use. I have nano, vi, vscode and gedit, I travel lightly. I am sure you may have others of your own. Now I shall open helloworld.cpp with vscode, from the terminal, using the command, code helloworld.cpp <text:span text:style-name="T42">(code is the name of vscode </text:span><text:span text:style-name="T43">from the terminal</text:span><text:span text:style-name="T42">) </text:span>and when that opens, I will add the following lines of code.</text:p>
      <text:p text:style-name="P1"/>
      <text:p text:style-name="P1">// helloworld.cpp</text:p>
      <text:p text:style-name="P1">#include &lt;iostream&gt;</text:p>
      <text:p text:style-name="P1"/>
      <text:p text:style-name="P1">using namespace std;</text:p>
      <text:p text:style-name="P1"/>
      <text:p text:style-name="P1">int main() {</text:p>
      <text:p text:style-name="P1"><text:soft-page-break/><text:s text:c="4"/>cout &lt;&lt; "Hello world!!" &lt;&lt; endl;</text:p>
      <text:p text:style-name="P1"><text:s text:c="4"/>return 0;</text:p>
      <text:p text:style-name="P1">}</text:p>
      <text:p text:style-name="P1"/>
      <text:p text:style-name="P1"/>
      <text:p text:style-name="P1">Save this file and <text:span text:style-name="T44">we are</text:span> done. Well, if you can <text:span text:style-name="T45">not</text:span> open yours from the <text:span text:style-name="T56">command-line</text:span>, no worries. We will do nothing with the file we just created. All we are to take home is how to open a file from the terminal. More generally, you can use the command, &lt;name of editor&gt; filename. Also know that you can create multiple files with the touch command, as in touch file1.cpp file2.cpp and so on.</text:p>
      <text:p text:style-name="P1"/>
      <text:p text:style-name="P1">There is the cat command also, unlike the touch command, overwrites the content of a file if the file already exists. Let me <text:span text:style-name="T12">show</text:span> you how we would have use cat in place of touch command.</text:p>
      <text:p text:style-name="P1"/>
      <text:p text:style-name="P1">With the command, cat &gt; helloworld.cpp, we create a file name helloworld.cpp and also ready to write into. When you are done hit, Ctrl+C to exit. Now, the best part is this, so not to overwrite the content of a file, but to append the new content to the old, we best do, cat &gt;&gt; helloworld.cpp. <text:span text:style-name="T46">The double appends new content to the old one. </text:span></text:p>
      <text:p text:style-name="P1"/>
      <text:p text:style-name="P1">Create some files and feel free. Of course we will delete them, no worries.</text:p>
      <text:p text:style-name="P1"/>
      <text:p text:style-name="P1">Do you <text:span text:style-name="T47">remember</text:span> the cp command? Of course you <text:span text:style-name="T47">do </text:span>and if you don't, well ... I will <text:s/><text:span text:style-name="T13">use</text:span> it here with the mv and rm command. No <text:span text:style-name="T48">sweat </text:span><text:span text:style-name="T49">but scroll up and see how we used them</text:span><text:span text:style-name="T48">.</text:span></text:p>
      <text:p text:style-name="P1"/>
      <text:p text:style-name="P1">The cp command is used to copy files, as in cp path_to_file another_path_to_copy_to. The reason is so that, you can also assume you cam cp from some folder somewhere and duplicate it somewhere. The same works for mv and rm.</text:p>
      <text:p text:style-name="P1"/>
      <text:p text:style-name="P1">Please refer to the above. Know that rmdir is for directories and rm is for files but when we want to do show our technological might, we use rm followed by some flags and we delete <text:span text:style-name="T50">not </text:span>important files and folders.</text:p>
      <text:p text:style-name="P1"/>
      <text:p text:style-name="P1">Let just <text:span text:style-name="T50">me </text:span>show you something cooler. Now I assume you are in /home/&lt;user&gt;</text:p>
      <text:p text:style-name="P1"/>
      <text:p text:style-name="P1"><text:soft-page-break/>touch somefile, creates a file called somefile <text:span text:style-name="T50">in the pwd</text:span>.</text:p>
      <text:p text:style-name="P1">cp somefile whatfile, copies somefile into the pwd and names the duplicate, whatfile.</text:p>
      <text:p text:style-name="P1">cp somefile Desktop/, copies somefile onto the Desktop but the duplicate may have the same name as the original.</text:p>
      <text:p text:style-name="P1">cp somefile Desktop/whatfile, copies somefile onto the Desktop <text:span text:style-name="T51">a</text:span>nd names the duplicate, whatfile.</text:p>
      <text:p text:style-name="P1"/>
      <text:p text:style-name="P1">So we have 4 files now, somefile, whatfile, Desktop/somefile and Desktop/whatfile</text:p>
      <text:p text:style-name="P1">mv somefile shoefile, renames somefile in the pwd to shoefile</text:p>
      <text:p text:style-name="P1">mv shoefile Desktop/, moves shoefile to the Desktop</text:p>
      <text:p text:style-name="P1"/>
      <text:p text:style-name="P1">Now we should delete some of files</text:p>
      <text:p text:style-name="P1">rm whatfile Desktop/shoefile Desktop/somefile Desktop/whatfile</text:p>
      <text:p text:style-name="P1"/>
      <text:p text:style-name="P1">And all those files will sadly be removed. </text:p>
      <text:p text:style-name="P1"/>
      <text:p text:style-name="P1">So, <text:span text:style-name="T51">command-line</text:span> ends here, it is now,<text:span text:style-name="T51">that</text:span> the torch has been passed to you, read more at, [unix-workbench][unix-workbench]</text:p>
      <text:p text:style-name="P1"/>
      <text:p text:style-name="P1">This is a gist of the commands we have learnt so far</text:p>
      <text:p text:style-name="P1"/>
      <text:p text:style-name="P1"/>
      <text:p text:style-name="P1">touch file(s), creates files</text:p>
      <text:p text:style-name="P1">editor_name file, opens file in editor</text:p>
      <text:p text:style-name="P1">cat &gt; file, create a file and overwrites is content. opens the file for writing</text:p>
      <text:p text:style-name="P1">cat &gt;&gt; file, opens file for writing but appending</text:p>
      <text:p text:style-name="P1">echo data &gt; file, just like cat, write data in file</text:p>
      <text:p text:style-name="P1">echo data &gt;&gt; file, appends data to file</text:p>
      <text:p text:style-name="P1">cp file1 file2, duplicates file1 as file2</text:p>
      <text:p text:style-name="P1">cp file another_path, duplicates file to path, name remains the same</text:p>
      <text:p text:style-name="P1">mv file1 file2, renames file1 to file2</text:p>
      <text:p text:style-name="P1"><text:soft-page-break/>mv file dir_path/, moves file from pwd to path</text:p>
      <text:p text:style-name="P1">rm file(s), removes files(s)</text:p>
      <text:p text:style-name="P1"/>
      <text:p text:style-name="P1"/>
      <text:h text:style-name="P3" text:outline-level="2">C++ Environment Setup (Compiler And Text Editor)</text:h>
      <text:p text:style-name="P1"/>
      <text:p text:style-name="P1">I do not speak computer and I am sure you do not also speak computer. How then do we communicate our thousand worth of gold pieces idea <text:span text:style-name="T52">to the computer</text:span>? We simply need an interface, a translator. We need a translator th<text:span text:style-name="T52">at</text:span> may understand and speak <text:span text:style-name="T52">our language, </text:span>C++. <text:span text:style-name="T52">One</text:span> of those guys is Gnu C++ compiler. Download it from their [website][c++ compiler]. So one software down, another to go.</text:p>
      <text:p text:style-name="P1"/>
      <text:p text:style-name="P1">Now we need to let this translator know our thoughts and since this translator is another robotic robot, it will be awesome if it has a file of a codes, <text:span text:style-name="T52">source codes</text:span>. We need a text editor. Note<text:span text:style-name="T52">pad </text:span>is a text editor and it will do the job right, I mean in the beginning but in the future, it might be kind of a <text:span text:style-name="T52">hindrance</text:span> so we may need another fully <text:span text:style-name="T52">fledged</text:span> and capable text editor. There are <text:span text:style-name="T52">many</text:span> editors to choose from such as [vscode][vscode-web], [atom][atom-web], [<text:span text:style-name="T54">sublime</text:span>][<text:span text:style-name="T54">sublime-web</text:span>], [bracket][bracket-web], and what I may not have even heard of.</text:p>
      <text:p text:style-name="P1"/>
      <text:p text:style-name="P1">You may also get an IDE, with is basically a <text:span text:style-name="T14">bundled software, made up of</text:span> text editor <text:span text:style-name="T52">and a translator</text:span>, awesome right? <text:span text:style-name="T53">It won’t kill to use an IDE but you have to see what lies behind the IDE.</text:span></text:p>
      <text:p text:style-name="P1"/>
      <text:p text:style-name="P1"/>
      <text:p text:style-name="P1"/>
      <text:h text:style-name="Heading_20_2" text:outline-level="2">C++ Hello World Program (How To Compile And Run Code)</text:h>
      <text:p text:style-name="P1"/>
      <text:p text:style-name="P1">So now I will not be writing command as I did in the <text:span text:style-name="T54">command-line</text:span>/Terminal section.</text:p>
      <text:p text:style-name="P1"/>
      <text:p text:style-name="P1">I trust your wits now. I will just tell <text:span text:style-name="T54">o</text:span>f what to be done and I shall assume that, it will be done.</text:p>
      <text:p text:style-name="P1"/>
      <text:p text:style-name="P1">We have already done this, but we shall do it again, for what it is worth.</text:p>
      <text:p text:style-name="P1"/>
      <text:p text:style-name="P1"><text:soft-page-break/>Note, <text:span text:style-name="T55">at</text:span> this time, I encourage you to create folders for each chapter and if the chapter or work demands a different folder for a particular chapter, then do it. It i<text:span text:style-name="T55">s</text:span> better that way.</text:p>
      <text:p text:style-name="P1"/>
      <text:p text:style-name="P1"><text:span text:style-name="T15">First</text:span>, create a folder to hold all the codes for this project, one from this material and the best part from you. Now inside this folder create yet another folder for this hello world project. Be happy, all you have learnt <text:span text:style-name="T56">up </text:span>to now is going to pay off.</text:p>
      <text:p text:style-name="P1"/>
      <text:p text:style-name="P1">cd into the hellowworld directory and create a file, helloworld.cpp, and open the file (You see I did not dictate how you should open the file?). Add this lines of code.</text:p>
      <text:p text:style-name="P1"/>
      <text:p text:style-name="P1"/>
      <text:p text:style-name="P1">// helloworld.cpp - project</text:p>
      <text:p text:style-name="P1">#include &lt;iostream&gt;</text:p>
      <text:p text:style-name="P1"/>
      <text:p text:style-name="P1">using namespace std;</text:p>
      <text:p text:style-name="P1"/>
      <text:p text:style-name="P1">int main() {</text:p>
      <text:p text:style-name="P1"><text:s text:c="4"/>cout &lt;&lt; "Hello world!!" &lt;&lt; endl;</text:p>
      <text:p text:style-name="P1"><text:s text:c="4"/>return 0;</text:p>
      <text:p text:style-name="P1">}</text:p>
      <text:p text:style-name="P1"/>
      <text:p text:style-name="P1"/>
      <text:p text:style-name="P1">Save the file and go to the terminal now. We have to compile this code. </text:p>
      <text:p text:style-name="P1"/>
      <text:p text:style-name="P1"><text:span text:style-name="T34">The simple way to compile code is call the compiler, followed by the name of the file to be compiled, </text:span><text:span text:style-name="T36">as in, compiler_name path_to_file_to_be_compiled,</text:span><text:span text:style-name="T34"> and you are done. If it was successful, you'd see </text:span><text:span text:style-name="T16">a new</text:span><text:span text:style-name="T34"> file, a.out. All you have to do now is run a.out as ./a.out from the terminal.</text:span></text:p>
      <text:p text:style-name="P1"/>
      <text:p text:style-name="P1"><text:span text:style-name="T34">Now the name of the compiler is c++,</text:span><text:span text:style-name="T35"> g++</text:span><text:span text:style-name="T34"> </text:span><text:span text:style-name="T37">or clang++ </text:span><text:span text:style-name="T34">and the file is helloworld.cpp. Make sure you are in the folder that contains helloworld.cpp file. </text:span><text:span text:style-name="T16">Finally, </text:span><text:span text:style-name="T34">compile and execute the source code. So now you know what a source code is?</text:span></text:p>
      <text:p text:style-name="P1"/>
      <text:p text:style-name="P1"><text:soft-page-break/>Resources</text:p>
      <text:p text:style-name="P1">[wiki-cpp]:https://en.wikipedia.org/wiki/C%2B%2B</text:p>
      <text:p text:style-name="P1">[unix-workbench]:https://seankross.com/the-unix-workbench/</text:p>
      <text:p text:style-name="P1">[c++ compiler]:https://www.cs.odu.edu/~zeil/cs250PreTest/latest/Public/installingACompiler/</text:p>
      <text:p text:style-name="P1">[vscode-web]:https://code.visualstudio.com/download</text:p>
      <text:p text:style-name="P1">[atom-web]:https://atom.io/</text:p>
      <text:p text:style-name="P1">[sublim-web]:https://www.sublimetext.com/3</text:p>
      <text:p text:style-name="P1">[bracket-web]:http://brackets.io/</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7-13T00:08:42.867299934</dc:date>
    <meta:editing-duration>PT3H6M26S</meta:editing-duration>
    <meta:editing-cycles>55</meta:editing-cycles>
    <meta:generator>LibreOffice/6.4.4.2$Linux_X86_64 LibreOffice_project/40$Build-2</meta:generator>
    <meta:document-statistic meta:table-count="0" meta:image-count="0" meta:object-count="0" meta:page-count="15" meta:paragraph-count="204" meta:word-count="3565" meta:character-count="21096" meta:non-whitespace-character-count="17115"/>
  </office:meta>
</office:document-meta>
</file>